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1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6"/>
          <table:table-cell table:style-name="ce2" office:value-type="string" calcext:value-type="string">
            <text:p>Priority Call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" office:value-type="string" calcext:value-type="string">
            <text:p>Urgent Messag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A website and app to contact a person, when their trusted contacts need to, using all ways possible at once to reach them soon and give a small message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" office:value-type="string" calcext:value-type="string">
            <text:p>Use case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3" office:value-type="string" calcext:value-type="string" table:number-columns-spanned="13" table:number-rows-spanned="1">
            <text:p>Ela owns two mobile phones, has a landline at home and office, but sometimes keeps all mobiles off and is in her farm house, where the only way to reach her is thru her maid’s phone</text:p>
          </table:table-cell>
          <table:covered-table-cell table:number-columns-repeated="12"/>
          <table:table-cell table:number-columns-repeated="1005"/>
        </table:table-row>
        <table:table-row table:style-name="ro3">
          <table:table-cell table:number-columns-repeated="6"/>
          <table:table-cell table:style-name="ce3" office:value-type="string" calcext:value-type="string" table:number-columns-spanned="13" table:number-rows-spanned="1">
            <text:p>App will confirm if request is coming from Tina’s trusted contact, and that the limit for the day/ week and if within limit, make a call, send email, send app notification(s) and other ways of contact to reach Tina and give her a short message (of upto 50 words, within 350 characters)</text:p>
          </table:table-cell>
          <table:covered-table-cell table:number-columns-repeated="12"/>
          <table:table-cell table:number-columns-repeated="1005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13:11:14.882953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6T20:15:39.099137373</meta:creation-date>
    <dc:date>2021-08-02T00:16:18.168027455</dc:date>
    <meta:editing-duration>PT11H38M54S</meta:editing-duration>
    <meta:editing-cycles>6</meta:editing-cycles>
    <meta:generator>LibreOffice/6.4.7.2$Linux_X86_64 LibreOffice_project/40$Build-2</meta:generator>
    <meta:document-statistic meta:table-count="1" meta:cell-count="6" meta:object-count="0"/>
  </office:meta>
</office:document-meta>
</file>